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6333" officeooo:paragraph-rsid="00086333"/>
    </style:style>
    <style:style style:name="P2" style:family="paragraph" style:parent-style-name="Standard">
      <style:text-properties officeooo:rsid="00086333" officeooo:paragraph-rsid="00096247"/>
    </style:style>
    <style:style style:name="P3" style:family="paragraph" style:parent-style-name="Standard">
      <style:text-properties officeooo:rsid="00092213" officeooo:paragraph-rsid="00092213"/>
    </style:style>
    <style:style style:name="P4" style:family="paragraph" style:parent-style-name="Standard">
      <style:text-properties officeooo:rsid="00096247" officeooo:paragraph-rsid="00096247"/>
    </style:style>
    <style:style style:name="T1" style:family="text">
      <style:text-properties officeooo:rsid="00092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Bon, l'application de fonctionne pas super bien.</text:span></text:p>
      <text:p text:style-name="P4">L'option quitter et lister est Ok</text:p>
      <text:p text:style-name="P4">Par contre pour l'option Ajouter Bug<text:span text:style-name="T1"> :</text:span></text:p>
      <text:p text:style-name="P1">Dans la fonction "selDataBaseCat" <text:span text:style-name="T1">en classe </text:span><text:s/>en ligne 145. Probleme de passage de Int en Long. Cette fonction vérifier la présence de la catégorie saisi sur la console dans la table "categorie".</text:p>
      <text:p text:style-name="P1"/>
      <text:p text:style-name="P4">L'option supprimer est aussi non terminée.</text:p>
      <text:p text:style-name="P1"/>
      <text:p text:style-name="P4">Il y un fonctionnement de clef étrangère sur la table Aliment avec la clef primaire de la table Catégorie.</text:p>
      <text:p text:style-name="P4"/>
      <text:p text:style-name="P4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7S</meta:editing-duration>
    <meta:editing-cycles>4</meta:editing-cycles>
    <meta:generator>LibreOffice/5.4.1.2$Windows_X86_64 LibreOffice_project/ea7cb86e6eeb2bf3a5af73a8f7777ac570321527</meta:generator>
    <dc:date>2018-03-20T16:55:29.074000000</dc:date>
    <meta:document-statistic meta:table-count="0" meta:image-count="0" meta:object-count="0" meta:page-count="1" meta:paragraph-count="6" meta:word-count="77" meta:character-count="461" meta:non-whitespace-character-count="389"/>
    <meta:user-defined meta:name="Info 1"/>
    <meta:user-defined meta:name="Info 2"/>
    <meta:user-defined meta:name="Info 3"/>
    <meta:user-defined meta:name="Info 4"/>
  </office:meta>
</office:document-meta>
</file>